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36pt" style:font-size-asian="36pt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 fo:line-height="150%"/>
    </style:style>
    <style:style style:name="P7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<draw:frame draw:z-index="251658240" draw:id="id0" draw:style-name="a0" draw:name="Picture 1" text:anchor-type="as-char" svg:x="0in" svg:y="0in" svg:width="5.76597in" svg:height="3.2402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4"><draw:frame draw:z-index="251658240" draw:id="id1" draw:style-name="a1" draw:name="Picture 2" text:anchor-type="as-char" svg:x="0in" svg:y="0in" svg:width="5.76597in" svg:height="3.2402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"/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ribhuvan Reddy</dc:creator>
    <meta:creation-date>2022-10-06T11:09:00Z</meta:creation-date>
    <dc:date>2022-10-06T11:10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" meta:character-count="74" meta:row-count="1" meta:non-whitespace-character-count="64"/>
  </office:meta>
</office:document-meta>
</file>